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language="es" fo:country="ES" officeooo:paragraph-rsid="00101962" style:font-size-asian="12pt" style:font-size-complex="12pt"/>
    </style:style>
    <style:style style:name="P2" style:family="paragraph" style:parent-style-name="Standard">
      <style:text-properties style:font-name="Times New Roman" fo:font-size="12pt" fo:language="es" fo:country="ES" officeooo:rsid="00101962" officeooo:paragraph-rsid="00101962" style:font-size-asian="12pt" style:font-size-complex="12pt"/>
    </style:style>
    <style:style style:name="T1" style:family="text">
      <style:text-properties officeooo:rsid="00101962"/>
    </style:style>
    <style:style style:name="T2" style:family="text">
      <style:text-properties officeooo:rsid="00121dc4"/>
    </style:style>
    <style:style style:name="T3" style:family="text">
      <style:text-properties officeooo:rsid="001258c4"/>
    </style:style>
    <style:style style:name="T4" style:family="text">
      <style:text-properties officeooo:rsid="00135d0b"/>
    </style:style>
    <style:style style:name="T5" style:family="text">
      <style:text-properties officeooo:rsid="00150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l</text:span><text:span text:style-name="T1"> primer p</text:span><text:span text:style-name="T2">árrafo</text:span><text:span text:style-name="T1"> usará texto d</text:span><text:span text:style-name="T2">e la</text:span><text:span text:style-name="T1"> f</text:span><text:span text:style-name="T2">ue</text:span><text:span text:style-name="T1">nte Arial, tamaño 1</text:span><text:span text:style-name="T3">7</text:span><text:span text:style-name="T1">. Presentará una </text:span><text:span text:style-name="T4">letra inicial o</text:span><text:span text:style-name="T1"> ma</text:span><text:span text:style-name="T2">y</text:span><text:span text:style-name="T1">úscula capitular (</text:span><text:span text:style-name="T3">l</text:span><text:span text:style-name="T1">a letra </text:span><text:span text:style-name="T3">E</text:span><text:span text:style-name="T1">) que ocupará d</text:span><text:span text:style-name="T3">os</text:span><text:span text:style-name="T1"> l</text:span><text:span text:style-name="T3">íneas</text:span><text:span text:style-name="T1">, </text:span><text:span text:style-name="T4">el interlineado</text:span><text:span text:style-name="T1"> (</text:span><text:span text:style-name="T4">espacio entre líneas</text:span><text:span text:style-name="T1">) será de </text:span><text:span text:style-name="T4">línea y</text:span><text:span text:style-name="T1"> media (1,5 l</text:span><text:span text:style-name="T4">íneas</text:span><text:span text:style-name="T1">), </text:span><text:span text:style-name="T4">la alineación será justificada</text:span><text:span text:style-name="T1">.</text:span></text:p>
      <text:p text:style-name="P2"/>
      <text:p text:style-name="P2"><text:span text:style-name="T4">El</text:span> segundo p<text:span text:style-name="T4">árr</text:span>afo usará texto d<text:span text:style-name="T4">e la</text:span> f<text:span text:style-name="T4">ue</text:span>nte Times New Roman, tamaño 14. Te<text:span text:style-name="T4">ndrá</text:span> un interli<text:span text:style-name="T4">neado doble y la primera línea</text:span> <text:span text:style-name="T4">tendrá una</text:span> sangría de 2 cm. <text:span text:style-name="T4">También tendrá</text:span> c<text:span text:style-name="T4">u</text:span>atro bord<text:span text:style-name="T4">e</text:span>s (esco<text:span text:style-name="T4">g</text:span>e ti <text:span text:style-name="T4">el ancho y el color</text:span>), una sombra (<text:span text:style-name="T4">escoge sus características</text:span>) <text:span text:style-name="T4">y alineación a la izquierda</text:span>.</text:p>
      <text:p text:style-name="P2"/>
      <text:p text:style-name="P2"><text:span text:style-name="T4">El tercer párrafo usará texto de la fuente Verdana, tamaño 13, color azul y tendrá un interlineado simple. Su alineación será centrada y su fondo gris 10%.</text:span> </text:p>
      <text:p text:style-name="P2"/>
      <text:p text:style-name="P2"><text:span text:style-name="T4">El cuarto párrafo usará texto de la fuente Comic Sans, tamaño 18 negrita e interlineado de línea y media. La alineación será a la derecha. De fondo tendrá la imagen </text:span>“<text:span text:style-name="T5">Ejercicio_04</text:span>.jpg”, tipo “área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1-10T20:12:30.41</meta:creation-date>
    <dc:date>2025-04-29T20:52:31.660000000</dc:date>
    <meta:editing-duration>PT6M45S</meta:editing-duration>
    <meta:editing-cycles>5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149" meta:character-count="886" meta:non-whitespace-character-count="740"/>
  </office:meta>
</office:document-meta>
</file>